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3000000420CF5E651F105956BA.png" manifest:media-type="image/png"/>
  <manifest:file-entry manifest:full-path="Pictures/1000000000000330000004201BC98539CA30A9D3.pdf" manifest:media-type="application/pd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00dd3f"/>
    </style:style>
    <style:style style:name="P2" style:family="paragraph" style:parent-style-name="Contents_20_Heading">
      <style:paragraph-properties fo:break-before="page"/>
      <style:text-properties fo:language="it" fo:country="IT" officeooo:paragraph-rsid="0000dd3f"/>
    </style:style>
    <style:style style:name="P3" style:family="paragraph" style:parent-style-name="Contents_20_Heading" style:master-page-name="Standard">
      <style:paragraph-properties style:page-number="1"/>
      <style:text-properties fo:language="it" fo:country="IT" officeooo:paragraph-rsid="0000dd3f"/>
    </style:style>
    <style:style style:name="P4" style:family="paragraph" style:parent-style-name="Netitworks_5f_CorpoTesto" style:list-style-name="L2"/>
    <style:style style:name="P5" style:family="paragraph" style:parent-style-name="Netitworks_5f_CorpoTesto">
      <style:text-properties officeooo:paragraph-rsid="000d8f7a"/>
    </style:style>
    <style:style style:name="P6" style:family="paragraph" style:parent-style-name="Netitworks_5f_Elenco1" style:list-style-name="L1"/>
    <style:style style:name="P7" style:family="paragraph" style:parent-style-name="Netitworks_5f_Elenco1" style:list-style-name="L1">
      <style:text-properties officeooo:paragraph-rsid="00079027"/>
    </style:style>
    <style:style style:name="P8" style:family="paragraph" style:parent-style-name="Netitworks_5f_Elenco1" style:list-style-name="L1">
      <style:text-properties officeooo:paragraph-rsid="000a9f7d"/>
    </style:style>
    <style:style style:name="P9" style:family="paragraph" style:parent-style-name="Netitworks_5f_Elenco1" style:list-style-name="L1">
      <style:text-properties officeooo:paragraph-rsid="0008fbdb"/>
    </style:style>
    <style:style style:name="P10" style:family="paragraph" style:parent-style-name="Netitworks_5f_Elenco1" style:list-style-name="L1">
      <style:text-properties officeooo:paragraph-rsid="001819e4"/>
    </style:style>
    <style:style style:name="P11" style:family="paragraph" style:parent-style-name="Netitworks_5f_Elenco1" style:list-style-name="L1">
      <style:text-properties officeooo:paragraph-rsid="003ad5b3"/>
    </style:style>
    <style:style style:name="P12" style:family="paragraph" style:parent-style-name="Netitworks_5f_Elenco1" style:list-style-name="L2"/>
    <style:style style:name="P13" style:family="paragraph" style:parent-style-name="Netitworks_5f_Elenco1" style:list-style-name="L2">
      <style:text-properties style:font-name="Times New Roman" fo:font-weight="bold" style:font-weight-asian="bold" style:font-weight-complex="bold"/>
    </style:style>
    <style:style style:name="P14" style:family="paragraph" style:parent-style-name="Netitworks_5f_Elenco1" style:list-style-name="L2">
      <style:text-properties style:font-name="Times New Roman1"/>
    </style:style>
    <style:style style:name="P15" style:family="paragraph" style:parent-style-name="Netitworks_5f_Elenco1" style:list-style-name="L1">
      <style:paragraph-properties style:writing-mode="lr-tb"/>
    </style:style>
    <style:style style:name="P16" style:family="paragraph" style:parent-style-name="Netitworks_5f_Titolo1">
      <style:paragraph-properties fo:break-before="page"/>
    </style:style>
    <style:style style:name="P17" style:family="paragraph" style:parent-style-name="Standard" style:list-style-name="L2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style:font-name="Liberation Serif1" fo:font-size="12pt" fo:language="it" fo:country="IT" fo:font-style="italic" fo:font-weight="normal" officeooo:rsid="000fe163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19" style:family="paragraph" style:parent-style-name="Standard" style:list-style-name="L2">
      <style:paragraph-properties style:writing-mode="lr-tb"/>
      <style:text-properties fo:language="it" fo:country="IT" officeooo:rsid="000ea5f4" officeooo:paragraph-rsid="0000dd3f"/>
    </style:style>
    <style:style style:name="P20" style:family="paragraph" style:parent-style-name="Standard" style:list-style-name="L2">
      <style:paragraph-properties style:writing-mode="lr-tb"/>
      <style:text-properties fo:language="it" fo:country="IT" officeooo:paragraph-rsid="0000dd3f"/>
    </style:style>
    <style:style style:name="P21" style:family="paragraph" style:parent-style-name="Text_20_body" style:list-style-name="L2"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2" style:family="paragraph" style:parent-style-name="Text_20_body" style:list-style-name="L2">
      <style:text-properties style:font-name="Liberation Serif1" fo:font-size="18.2000007629395pt" fo:language="it" fo:country="IT" fo:font-style="normal" fo:font-weight="bold" officeooo:rsid="000773ee" officeooo:paragraph-rsid="0000dd3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23" style:family="paragraph" style:parent-style-name="Text_20_body" style:list-style-name="L2">
      <style:text-properties fo:language="it" fo:country="IT" officeooo:paragraph-rsid="0000dd3f"/>
    </style:style>
    <style:style style:name="P24" style:family="paragraph" style:parent-style-name="Text_20_body" style:list-style-name="L2">
      <style:paragraph-properties fo:text-align="start" style:justify-single-word="false"/>
      <style:text-properties fo:language="it" fo:country="IT" officeooo:paragraph-rsid="0000dd3f"/>
    </style:style>
    <style:style style:name="P25" style:family="paragraph" style:parent-style-name="Text_20_body" style:list-style-name="L2">
      <style:paragraph-properties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6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normal" fo:font-weight="normal" officeooo:rsid="000ea5f4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7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0ea5f4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28" style:family="paragraph" style:parent-style-name="Text_20_body" style:list-style-name="L2">
      <style:paragraph-properties fo:text-align="start" style:justify-single-word="false" style:writing-mode="lr-tb"/>
      <style:text-properties style:font-name="Liberation Serif1" fo:font-size="12pt" fo:language="it" fo:country="IT" fo:font-style="italic" fo:font-weight="normal" officeooo:rsid="002f0581" officeooo:paragraph-rsid="0000dd3f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P29" style:family="paragraph" style:parent-style-name="Text_20_body" style:list-style-name="L2">
      <style:paragraph-properties style:writing-mode="lr-tb"/>
      <style:text-properties fo:language="it" fo:country="IT" officeooo:rsid="000ea5f4" officeooo:paragraph-rsid="0000dd3f"/>
    </style:style>
    <style:style style:name="P30" style:family="paragraph" style:parent-style-name="Text_20_body" style:list-style-name="L2">
      <style:paragraph-properties fo:text-align="start" style:justify-single-word="false" style:writing-mode="lr-tb"/>
      <style:text-properties fo:language="it" fo:country="IT" officeooo:rsid="000ea5f4" officeooo:paragraph-rsid="0000dd3f"/>
    </style:style>
    <style:style style:name="P31" style:family="paragraph" style:parent-style-name="Text_20_body" style:list-style-name="L2">
      <style:paragraph-properties style:writing-mode="lr-tb"/>
      <style:text-properties fo:language="it" fo:country="IT" fo:font-style="italic" officeooo:rsid="0029ac69" officeooo:paragraph-rsid="0000dd3f" style:font-style-asian="italic" style:font-style-complex="italic"/>
    </style:style>
    <style:style style:name="P32" style:family="paragraph" style:parent-style-name="Text_20_body" style:list-style-name="L2">
      <style:paragraph-properties style:writing-mode="lr-tb"/>
      <style:text-properties fo:language="it" fo:country="IT" officeooo:paragraph-rsid="0000dd3f"/>
    </style:style>
    <style:style style:name="P33" style:family="paragraph" style:parent-style-name="Text_20_body" style:list-style-name="L2">
      <style:paragraph-properties fo:text-align="start" style:justify-single-word="false" fo:break-before="page"/>
      <style:text-properties style:font-name="Liberation Serif1" fo:font-size="12pt" fo:language="it" fo:country="IT" fo:font-style="normal" fo:font-weight="normal" officeooo:rsid="00092511" officeooo:paragraph-rsid="0000dd3f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1" style:family="text">
      <style:text-properties officeooo:rsid="005c01bf"/>
    </style:style>
    <style:style style:name="T2" style:family="text">
      <style:text-properties officeooo:rsid="00037f2a"/>
    </style:style>
    <style:style style:name="T3" style:family="text">
      <style:text-properties officeooo:rsid="0061f052"/>
    </style:style>
    <style:style style:name="T4" style:family="text">
      <style:text-properties officeooo:rsid="00635cb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3be3f" style:font-style-asian="italic" style:font-style-complex="italic"/>
    </style:style>
    <style:style style:name="T7" style:family="text">
      <style:text-properties fo:font-style="italic" officeooo:rsid="0005ad98" style:font-style-asian="italic" style:font-style-complex="italic"/>
    </style:style>
    <style:style style:name="T8" style:family="text">
      <style:text-properties fo:font-style="italic" officeooo:rsid="0004fed4" style:font-style-asian="italic" style:font-style-complex="italic"/>
    </style:style>
    <style:style style:name="T9" style:family="text">
      <style:text-properties fo:font-style="italic" officeooo:rsid="005b42cd" style:font-style-asian="italic" style:font-style-complex="italic"/>
    </style:style>
    <style:style style:name="T10" style:family="text">
      <style:text-properties fo:font-style="italic" officeooo:rsid="001442e3" style:font-style-asian="italic" style:font-style-complex="italic"/>
    </style:style>
    <style:style style:name="T11" style:family="text">
      <style:text-properties fo:font-style="italic" officeooo:rsid="0044c613" style:font-style-asian="italic" style:font-style-complex="italic"/>
    </style:style>
    <style:style style:name="T12" style:family="text">
      <style:text-properties fo:font-style="italic" officeooo:rsid="00079027" style:font-style-asian="italic" style:font-style-complex="italic"/>
    </style:style>
    <style:style style:name="T13" style:family="text">
      <style:text-properties fo:font-style="italic" officeooo:rsid="000a9f7d" style:font-style-asian="italic" style:font-style-complex="italic"/>
    </style:style>
    <style:style style:name="T14" style:family="text">
      <style:text-properties fo:font-style="italic" officeooo:rsid="001b86d9" style:font-style-asian="italic" style:font-style-complex="italic"/>
    </style:style>
    <style:style style:name="T15" style:family="text">
      <style:text-properties fo:font-style="italic" officeooo:rsid="001d695f" style:font-style-asian="italic" style:font-style-complex="italic"/>
    </style:style>
    <style:style style:name="T16" style:family="text">
      <style:text-properties fo:font-style="italic" officeooo:rsid="003119f9" style:font-style-asian="italic" style:font-style-complex="italic"/>
    </style:style>
    <style:style style:name="T17" style:family="text">
      <style:text-properties fo:font-style="italic" officeooo:rsid="0031fa24" style:font-style-asian="italic" style:font-style-complex="italic"/>
    </style:style>
    <style:style style:name="T18" style:family="text">
      <style:text-properties fo:font-style="italic" officeooo:rsid="00352952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3be3f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bd086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07902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bd086" style:font-style-asian="italic" style:font-weight-asian="normal" style:font-style-complex="italic" style:font-weight-complex="normal"/>
    </style:style>
    <style:style style:name="T24" style:family="text">
      <style:text-properties fo:font-style="normal" officeooo:rsid="0004daf9" style:font-style-asian="normal" style:font-style-complex="normal"/>
    </style:style>
    <style:style style:name="T25" style:family="text">
      <style:text-properties fo:font-style="normal" officeooo:rsid="0004fed4" style:font-style-asian="normal" style:font-style-complex="normal"/>
    </style:style>
    <style:style style:name="T26" style:family="text">
      <style:text-properties fo:font-style="normal" officeooo:rsid="0005ad98" style:font-style-asian="normal" style:font-style-complex="normal"/>
    </style:style>
    <style:style style:name="T27" style:family="text">
      <style:text-properties fo:font-style="normal" officeooo:rsid="005b42cd" style:font-style-asian="normal" style:font-style-complex="normal"/>
    </style:style>
    <style:style style:name="T28" style:family="text">
      <style:text-properties fo:font-style="normal" officeooo:rsid="0003be3f" style:font-style-asian="normal" style:font-style-complex="normal"/>
    </style:style>
    <style:style style:name="T29" style:family="text">
      <style:text-properties fo:font-style="normal" officeooo:rsid="0044c613" style:font-style-asian="normal" style:font-style-complex="normal"/>
    </style:style>
    <style:style style:name="T30" style:family="text">
      <style:text-properties fo:font-style="normal" officeooo:rsid="001442e3" style:font-style-asian="normal" style:font-style-complex="normal"/>
    </style:style>
    <style:style style:name="T31" style:family="text">
      <style:text-properties fo:font-style="normal" officeooo:rsid="000a9f7d" style:font-style-asian="normal" style:font-style-complex="normal"/>
    </style:style>
    <style:style style:name="T32" style:family="text">
      <style:text-properties fo:font-style="normal" officeooo:rsid="0008fbdb" style:font-style-asian="normal" style:font-style-complex="normal"/>
    </style:style>
    <style:style style:name="T33" style:family="text">
      <style:text-properties fo:font-style="normal" officeooo:rsid="000c4a1e" style:font-style-asian="normal" style:font-style-complex="normal"/>
    </style:style>
    <style:style style:name="T34" style:family="text">
      <style:text-properties fo:font-style="normal" officeooo:rsid="0016bf8f" style:font-style-asian="normal" style:font-style-complex="normal"/>
    </style:style>
    <style:style style:name="T35" style:family="text">
      <style:text-properties fo:font-style="normal" officeooo:rsid="001a16a0" style:font-style-asian="normal" style:font-style-complex="normal"/>
    </style:style>
    <style:style style:name="T36" style:family="text">
      <style:text-properties fo:font-style="normal" officeooo:rsid="001d695f" style:font-style-asian="normal" style:font-style-complex="normal"/>
    </style:style>
    <style:style style:name="T37" style:family="text">
      <style:text-properties fo:font-style="normal" officeooo:rsid="001f5515" style:font-style-asian="normal" style:font-style-complex="normal"/>
    </style:style>
    <style:style style:name="T38" style:family="text">
      <style:text-properties fo:font-style="normal" officeooo:rsid="002648d5" style:font-style-asian="normal" style:font-style-complex="normal"/>
    </style:style>
    <style:style style:name="T39" style:family="text">
      <style:text-properties fo:font-style="normal" officeooo:rsid="0027dff3" style:font-style-asian="normal" style:font-style-complex="normal"/>
    </style:style>
    <style:style style:name="T40" style:family="text">
      <style:text-properties fo:font-style="normal" officeooo:rsid="002adc84" style:font-style-asian="normal" style:font-style-complex="normal"/>
    </style:style>
    <style:style style:name="T41" style:family="text">
      <style:text-properties fo:font-style="normal" officeooo:rsid="002ed119" style:font-style-asian="normal" style:font-style-complex="normal"/>
    </style:style>
    <style:style style:name="T42" style:family="text">
      <style:text-properties fo:font-style="normal" fo:font-weight="normal" officeooo:rsid="002bd086" style:font-style-asian="normal" style:font-weight-asian="normal" style:font-style-complex="normal" style:font-weight-complex="normal"/>
    </style:style>
    <style:style style:name="T43" style:family="text">
      <style:text-properties officeooo:rsid="004ead89"/>
    </style:style>
    <style:style style:name="T44" style:family="text">
      <style:text-properties officeooo:rsid="0003be3f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a9f7d" style:font-weight-asian="bold" style:font-weight-complex="bold"/>
    </style:style>
    <style:style style:name="T47" style:family="text">
      <style:text-properties officeooo:rsid="0004daf9"/>
    </style:style>
    <style:style style:name="T48" style:family="text">
      <style:text-properties officeooo:rsid="006994c7"/>
    </style:style>
    <style:style style:name="T49" style:family="text">
      <style:text-properties officeooo:rsid="0044c613"/>
    </style:style>
    <style:style style:name="T50" style:family="text">
      <style:text-properties style:font-name="Liberation Serif1" fo:font-size="12pt" fo:font-style="normal" fo:font-weight="normal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style:font-name="Liberation Serif1"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style:font-name="Liberation Serif1" fo:font-size="12pt" fo:font-style="normal" fo:font-weight="normal" officeooo:rsid="000ea5f4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style:font-name="Liberation Serif1" fo:font-size="12pt" fo:font-style="normal" fo:font-weight="normal" officeooo:rsid="002df86e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4" style:family="text">
      <style:text-properties style:font-name="Liberation Serif1" fo:font-size="12pt" fo:font-style="normal" fo:font-weight="normal" officeooo:rsid="0029ac6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5" style:family="text">
      <style:text-properties style:font-name="Liberation Serif1" fo:font-size="12pt" fo:font-style="normal" fo:font-weight="normal" officeooo:rsid="000fe163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6" style:family="text">
      <style:text-properties style:font-name="Liberation Serif1" fo:font-size="12pt" fo:font-style="normal" fo:font-weight="normal" officeooo:rsid="005dbb39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7" style:family="text">
      <style:text-properties style:font-name="Liberation Serif1" fo:font-size="12pt" fo:font-style="normal" fo:font-weight="normal" officeooo:rsid="00708d5c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8" style:family="text">
      <style:text-properties style:font-name="Liberation Serif1" fo:font-size="12pt" fo:font-style="normal" fo:font-weight="normal" officeooo:rsid="005f53fb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style:font-name="Liberation Serif1" fo:font-size="12pt" fo:font-style="italic" fo:font-weight="normal" officeooo:rsid="000fe16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0" style:family="text">
      <style:text-properties style:font-name="Liberation Serif1" fo:font-size="12pt" fo:font-style="italic" fo:font-weight="normal" officeooo:rsid="001442e3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1" style:family="text">
      <style:text-properties style:font-name="Liberation Serif1" fo:font-size="12pt" fo:font-style="italic" fo:font-weight="normal" officeooo:rsid="002288dd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2" style:family="text">
      <style:text-properties style:font-name="Liberation Serif1" fo:font-size="12pt" fo:font-style="italic" fo:font-weight="normal" officeooo:rsid="005da827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3" style:family="text">
      <style:text-properties style:font-name="Liberation Serif1" fo:font-size="12pt" fo:font-style="italic" fo:font-weight="normal" officeooo:rsid="00708d5c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4" style:family="text">
      <style:text-properties style:font-name="Liberation Serif1" fo:font-size="12pt" fo:font-style="italic" fo:font-weight="normal" officeooo:rsid="006edf15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65" style:family="text">
      <style:text-properties style:font-name="Liberation Serif1" fo:font-size="12pt" fo:font-weight="normal" style:font-name-asian="Noto Sans CJK SC" style:font-size-asian="10.5pt" style:font-weight-asian="normal" style:font-name-complex="Lohit Devanagari" style:font-size-complex="12pt" style:font-weight-complex="normal"/>
    </style:style>
    <style:style style:name="T66" style:family="text">
      <style:text-properties style:font-name="Liberation Serif1" fo:font-size="12pt" fo:font-weight="normal" officeooo:rsid="005fc00e" style:font-name-asian="Noto Sans CJK SC" style:font-size-asian="10.5pt" style:font-weight-asian="normal" style:font-name-complex="Lohit Devanagari" style:font-size-complex="12pt" style:font-weight-complex="normal"/>
    </style:style>
    <style:style style:name="T67" style:family="text">
      <style:text-properties officeooo:rsid="004b010c"/>
    </style:style>
    <style:style style:name="T68" style:family="text">
      <style:text-properties officeooo:rsid="001da9c8"/>
    </style:style>
    <style:style style:name="T69" style:family="text">
      <style:text-properties officeooo:rsid="0060a441"/>
    </style:style>
    <style:style style:name="T70" style:family="text">
      <style:text-properties fo:language="it" fo:country="IT"/>
    </style:style>
    <style:style style:name="T71" style:family="text">
      <style:text-properties style:font-name="Times New Roman" officeooo:rsid="00079027" style:font-size-asian="12pt" style:font-name-complex="Lohit Devanagari1"/>
    </style:style>
    <style:style style:name="T72" style:family="text">
      <style:text-properties style:font-name="Times New Roman" officeooo:rsid="000a9f7d" style:font-size-asian="12pt" style:font-name-complex="Lohit Devanagari1"/>
    </style:style>
    <style:style style:name="T73" style:family="text">
      <style:text-properties style:font-name="Times New Roman" officeooo:rsid="000c4a1e" style:font-size-asian="12pt" style:font-name-complex="Lohit Devanagari1"/>
    </style:style>
    <style:style style:name="T74" style:family="text">
      <style:text-properties style:font-name="Times New Roman" officeooo:rsid="002d43a6" style:font-size-asian="12pt" style:font-name-complex="Lohit Devanagari1"/>
    </style:style>
    <style:style style:name="T75" style:family="text">
      <style:text-properties style:font-name="Times New Roman" officeooo:rsid="00079027"/>
    </style:style>
    <style:style style:name="T76" style:family="text">
      <style:text-properties style:font-name="Times New Roman" fo:font-style="italic" officeooo:rsid="00079027" style:font-size-asian="12pt" style:font-style-asian="italic" style:font-name-complex="Lohit Devanagari1" style:font-style-complex="italic"/>
    </style:style>
    <style:style style:name="T77" style:family="text">
      <style:text-properties style:font-name="Times New Roman" fo:font-style="normal" officeooo:rsid="00079027" style:font-size-asian="12pt" style:font-style-asian="normal" style:font-name-complex="Lohit Devanagari1" style:font-style-complex="normal"/>
    </style:style>
    <style:style style:name="T78" style:family="text">
      <style:text-properties style:font-name="Times New Roman" fo:font-style="normal" officeooo:rsid="0004daf9" style:font-size-asian="12pt" style:font-style-asian="normal" style:font-name-complex="Lohit Devanagari1" style:font-style-complex="normal"/>
    </style:style>
    <style:style style:name="T79" style:family="text">
      <style:text-properties style:font-name="Times New Roman" fo:font-style="normal" officeooo:rsid="0044c613" style:font-size-asian="12pt" style:font-style-asian="normal" style:font-name-complex="Lohit Devanagari1" style:font-style-complex="normal"/>
    </style:style>
    <style:style style:name="T80" style:family="text">
      <style:text-properties style:font-name="Times New Roman" fo:font-style="normal" officeooo:rsid="000a9f7d" style:font-size-asian="12pt" style:font-style-asian="normal" style:font-name-complex="Lohit Devanagari1" style:font-style-complex="normal"/>
    </style:style>
    <style:style style:name="T81" style:family="text">
      <style:text-properties style:font-name="Times New Roman" fo:font-style="normal" officeooo:rsid="001d695f" style:font-size-asian="12pt" style:font-style-asian="normal" style:font-name-complex="Lohit Devanagari1" style:font-style-complex="normal"/>
    </style:style>
    <style:style style:name="T82" style:family="text">
      <style:text-properties style:font-name="Times New Roman" fo:font-style="normal" officeooo:rsid="002ed119" style:font-size-asian="12pt" style:font-style-asian="normal" style:font-name-complex="Lohit Devanagari1" style:font-style-complex="normal"/>
    </style:style>
    <style:style style:name="T83" style:family="text">
      <style:text-properties style:font-name="Times New Roman" fo:font-style="normal" officeooo:rsid="0031b7ad" style:font-size-asian="12pt" style:font-style-asian="normal" style:font-name-complex="Lohit Devanagari1" style:font-style-complex="normal"/>
    </style:style>
    <style:style style:name="T84" style:family="text">
      <style:text-properties style:font-name="Times New Roman" officeooo:rsid="000d8f7a"/>
    </style:style>
    <style:style style:name="T85" style:family="text">
      <style:text-properties style:font-name="Times New Roman" fo:font-weight="bold" officeooo:rsid="00079027" style:font-weight-asian="bold" style:font-weight-complex="bold"/>
    </style:style>
    <style:style style:name="T86" style:family="text">
      <style:text-properties style:font-name="Times New Roman" fo:font-weight="bold" officeooo:rsid="000e5f78" style:font-weight-asian="bold" style:font-weight-complex="bold"/>
    </style:style>
    <style:style style:name="T87" style:family="text">
      <style:text-properties style:font-name="Times New Roman" fo:font-weight="bold" officeooo:rsid="000eedd6" style:font-weight-asian="bold" style:font-weight-complex="bold"/>
    </style:style>
    <style:style style:name="T88" style:family="text">
      <style:text-properties style:font-name="Times New Roman" fo:font-weight="bold" officeooo:rsid="00210351" style:font-weight-asian="bold" style:font-weight-complex="bold"/>
    </style:style>
    <style:style style:name="T89" style:family="text">
      <style:text-properties style:font-name="Times New Roman" officeooo:rsid="001257fb"/>
    </style:style>
    <style:style style:name="T90" style:family="text">
      <style:text-properties style:font-name="Times New Roman" fo:font-weight="normal" officeooo:rsid="00210351" style:font-weight-asian="normal" style:font-weight-complex="normal"/>
    </style:style>
    <style:style style:name="T91" style:family="text">
      <style:text-properties style:font-name="Times New Roman" officeooo:rsid="002361e6"/>
    </style:style>
    <style:style style:name="T92" style:family="text">
      <style:text-properties fo:font-size="12pt" fo:font-style="normal" style:font-name-asian="Noto Sans CJK SC" style:font-size-asian="10.5pt" style:font-style-asian="normal" style:font-name-complex="Lohit Devanagari" style:font-size-complex="12pt" style:font-style-complex="normal"/>
    </style:style>
    <style:style style:name="T93" style:family="text">
      <style:text-properties fo:font-size="12pt" fo:font-style="normal" officeooo:rsid="000a24f5" style:font-name-asian="Noto Sans CJK SC" style:font-size-asian="10.5pt" style:font-style-asian="normal" style:font-name-complex="Lohit Devanagari" style:font-size-complex="12pt" style:font-style-complex="normal"/>
    </style:style>
    <style:style style:name="T94" style:family="text">
      <style:text-properties fo:font-size="12pt" fo:font-style="normal" officeooo:rsid="000bd0be" style:font-name-asian="Noto Sans CJK SC" style:font-size-asian="10.5pt" style:font-style-asian="normal" style:font-name-complex="Lohit Devanagari" style:font-size-complex="12pt" style:font-style-complex="normal"/>
    </style:style>
    <style:style style:name="T95" style:family="text">
      <style:text-properties fo:font-size="12pt" fo:font-style="normal" officeooo:rsid="000ea5f4" style:font-name-asian="Noto Sans CJK SC" style:font-size-asian="10.5pt" style:font-style-asian="normal" style:font-name-complex="Lohit Devanagari" style:font-size-complex="12pt" style:font-style-complex="normal"/>
    </style:style>
    <style:style style:name="T96" style:family="text">
      <style:text-properties fo:font-size="12pt" fo:font-style="normal" officeooo:rsid="0072ad75" style:font-name-asian="Noto Sans CJK SC" style:font-size-asian="10.5pt" style:font-style-asian="normal" style:font-name-complex="Lohit Devanagari" style:font-size-complex="12pt" style:font-style-complex="normal"/>
    </style:style>
    <style:style style:name="T97" style:family="text">
      <style:text-properties fo:font-size="12pt" fo:font-style="normal" officeooo:rsid="00037f2a" style:font-name-asian="Noto Sans CJK SC" style:font-size-asian="10.5pt" style:font-style-asian="normal" style:font-name-complex="Lohit Devanagari" style:font-size-complex="12pt" style:font-style-complex="normal"/>
    </style:style>
    <style:style style:name="T98" style:family="text">
      <style:text-properties fo:font-size="12pt" fo:font-style="normal" fo:font-weight="normal" officeooo:rsid="00092511" style:font-name-asian="Noto Sans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99" style:family="text">
      <style:text-properties fo:font-size="12pt" fo:font-style="italic" style:font-name-asian="Noto Sans CJK SC" style:font-size-asian="10.5pt" style:font-style-asian="italic" style:font-name-complex="Lohit Devanagari" style:font-size-complex="12pt" style:font-style-complex="italic"/>
    </style:style>
    <style:style style:name="T100" style:family="text">
      <style:text-properties fo:font-size="12pt" fo:font-style="italic" officeooo:rsid="000a24f5" style:font-name-asian="Noto Sans CJK SC" style:font-size-asian="10.5pt" style:font-style-asian="italic" style:font-name-complex="Lohit Devanagari" style:font-size-complex="12pt" style:font-style-complex="italic"/>
    </style:style>
    <style:style style:name="T101" style:family="text">
      <style:text-properties fo:font-size="12pt" fo:font-style="italic" officeooo:rsid="000bd0be" style:font-name-asian="Noto Sans CJK SC" style:font-size-asian="10.5pt" style:font-style-asian="italic" style:font-name-complex="Lohit Devanagari" style:font-size-complex="12pt" style:font-style-complex="italic"/>
    </style:style>
    <style:style style:name="T102" style:family="text">
      <style:text-properties fo:font-size="12pt" fo:font-style="italic" officeooo:rsid="0071922d" style:font-name-asian="Noto Sans CJK SC" style:font-size-asian="10.5pt" style:font-style-asian="italic" style:font-name-complex="Lohit Devanagari" style:font-size-complex="12pt" style:font-style-complex="italic"/>
    </style:style>
    <style:style style:name="T103" style:family="text">
      <style:text-properties fo:font-size="12pt" fo:font-style="italic" officeooo:rsid="0019fedd" style:font-name-asian="Noto Sans CJK SC" style:font-size-asian="10.5pt" style:font-style-asian="italic" style:font-name-complex="Lohit Devanagari" style:font-size-complex="12pt" style:font-style-complex="italic"/>
    </style:style>
    <style:style style:name="T104" style:family="text">
      <style:text-properties fo:font-size="12pt" fo:font-style="italic" officeooo:rsid="001b6fb1" style:font-name-asian="Noto Sans CJK SC" style:font-size-asian="10.5pt" style:font-style-asian="italic" style:font-name-complex="Lohit Devanagari" style:font-size-complex="12pt" style:font-style-complex="italic"/>
    </style:style>
    <style:style style:name="T105" style:family="text">
      <style:text-properties fo:font-size="12pt" fo:font-style="italic" officeooo:rsid="001cec1f" style:font-name-asian="Noto Sans CJK SC" style:font-size-asian="10.5pt" style:font-style-asian="italic" style:font-name-complex="Lohit Devanagari" style:font-size-complex="12pt" style:font-style-complex="italic"/>
    </style:style>
    <style:style style:name="T106" style:family="text">
      <style:text-properties fo:font-size="12pt" fo:font-style="italic" officeooo:rsid="006cfcd6" style:font-name-asian="Noto Sans CJK SC" style:font-size-asian="10.5pt" style:font-style-asian="italic" style:font-name-complex="Lohit Devanagari" style:font-size-complex="12pt" style:font-style-complex="italic"/>
    </style:style>
    <style:style style:name="T107" style:family="text">
      <style:text-properties fo:font-size="12pt" fo:font-style="italic" fo:font-weight="normal" officeooo:rsid="00092511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08" style:family="text">
      <style:text-properties fo:font-size="12pt" fo:font-style="italic" fo:font-weight="normal" officeooo:rsid="006b74b4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09" style:family="text">
      <style:text-properties fo:font-size="12pt" fo:font-style="italic" fo:font-weight="normal" officeooo:rsid="0075ad9b" style:font-name-asian="Noto Sans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110" style:family="text">
      <style:text-properties officeooo:rsid="00079027"/>
    </style:style>
    <style:style style:name="T111" style:family="text">
      <style:text-properties officeooo:rsid="000a9f7d"/>
    </style:style>
    <style:style style:name="T112" style:family="text">
      <style:text-properties officeooo:rsid="000c4a1e"/>
    </style:style>
    <style:style style:name="T113" style:family="text">
      <style:text-properties officeooo:rsid="002bd086"/>
    </style:style>
    <style:style style:name="T114" style:family="text">
      <style:text-properties officeooo:rsid="002d3cc3"/>
    </style:style>
    <style:style style:name="T115" style:family="text">
      <style:text-properties officeooo:rsid="002d43a6"/>
    </style:style>
    <style:style style:name="T116" style:family="text">
      <style:text-properties officeooo:rsid="002ed119"/>
    </style:style>
    <style:style style:name="T117" style:family="text">
      <style:text-properties officeooo:rsid="0031b7ad"/>
    </style:style>
    <style:style style:name="T118" style:family="text">
      <style:text-properties officeooo:rsid="0036d3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5in, 0.7311in, 1.2598in, 0.968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3"><draw:frame draw:style-name="fr1" draw:name="Immagine1" text:anchor-type="char" svg:x="-0.0075in" svg:y="-0.122in" svg:width="6.7091in" svg:height="8.7717in" draw:z-index="0"><draw:image xlink:href="Pictures/1000000000000330000004201BC98539CA30A9D3.pdf" xlink:type="simple" xlink:show="embed" xlink:actuate="onLoad" loext:mime-type="application/pdf"/><draw:image xlink:href="Pictures/100000000000033000000420CF5E651F105956BA.png" xlink:type="simple" xlink:show="embed" xlink:actuate="onLoad" loext:mime-type="image/png"/></draw:frame></text:p>
            <text:p text:style-name="P2">Indice generale</text:p>
          </text:index-title>
          <text:p text:style-name="P1"><text:a xlink:type="simple" xlink:href="#__RefHeading___Toc1630_3100270752" text:style-name="Index_20_Link" text:visited-style-name="Index_20_Link"><text:span text:style-name="T70">1. Descrizione dell’Elaborato<text:tab/>3</text:span></text:a></text:p>
          <text:p text:style-name="P1"><text:a xlink:type="simple" xlink:href="#__RefHeading___Toc1673_3100270752" text:style-name="Index_20_Link" text:visited-style-name="Index_20_Link"><text:span text:style-name="T70">2. </text:span></text:a><text:a xlink:type="simple" xlink:href="#__RefHeading___Toc1673_3100270752" text:style-name="Index_20_Link" text:visited-style-name="Index_20_Link"><text:span text:style-name="T70">S</text:span></text:a><text:a xlink:type="simple" xlink:href="#__RefHeading___Toc1673_3100270752" text:style-name="Index_20_Link" text:visited-style-name="Index_20_Link"><text:span text:style-name="T70">uddivisione per materie di indirizzo</text:span></text:a><text:a xlink:type="simple" xlink:href="#__RefHeading___Toc1673_3100270752" text:style-name="Index_20_Link" text:visited-style-name="Index_20_Link"><text:span text:style-name="T70"><text:tab/>4</text:span></text:a></text:p>
        </text:index-body>
      </text:table-of-content>
      <text:p text:style-name="Netitworks_5f_Titolo1"/>
      <text:p text:style-name="P16"><text:bookmark-start text:name="__RefHeading___Toc1630_3100270752"/><text:span text:style-name="T118">D</text:span>escrizione dell’Elaborato<text:bookmark-end text:name="__RefHeading___Toc1630_3100270752"/></text:p>
      <text:p text:style-name="P5"><text:span text:style-name="T2">L’elaborato </text:span><text:span text:style-name="T4">creazione di </text:span><text:span text:style-name="T75">una </text:span><text:span text:style-name="T85">piattaforma </text:span><text:span text:style-name="T86">web, </text:span><text:span text:style-name="T90">denominata NetITworks, </text:span><text:span text:style-name="T88">atta</text:span><text:span text:style-name="T86"> </text:span><text:span text:style-name="T88">al</text:span><text:span text:style-name="T87">la</text:span><text:span text:style-name="T85"> gestione</text:span><text:span text:style-name="T75"> </text:span><text:span text:style-name="T85">degli utenti </text:span><text:span text:style-name="T84">autenticabili su server Radius. </text:span><text:span text:style-name="T89">Quest’ultimo verrà </text:span><text:span text:style-name="T91">quindi</text:span><text:span text:style-name="T89"> progettato per essere utilizzato con</text:span><text:span text:style-name="T84"> 802.11x, VPN IPSec e altri servizi che richiedano un’autenticazione Radius.</text:span></text:p>
      <text:p text:style-name="Netitworks_5f_CorpoTesto">In particolare, si vuole realizzare e documentar<text:span text:style-name="T43">e </text:span>quanto segue:</text:p>
      <text:list xml:id="list1742027152" text:style-name="L1">
        <text:list-item>
          <text:p text:style-name="P10"><text:span text:style-name="T25">L’implementazione d</text:span><text:span text:style-name="T35">ell’</text:span><text:span text:style-name="T25">autenticazione </text:span><text:span text:style-name="T8">802.11x</text:span><text:span text:style-name="T25"> </text:span><text:span text:style-name="T14">EAP <text:s/></text:span><text:span text:style-name="T81">in </text:span><text:span text:style-name="T25">reti </text:span><text:span text:style-name="T36">LAN (</text:span><text:span text:style-name="T25">cablat</text:span><text:span text:style-name="T36">a</text:span><text:span text:style-name="T25"> e w</text:span><text:span text:style-name="T8">ireless</text:span><text:span text:style-name="T15">)</text:span><text:span text:style-name="T25">, con separazione del traffico tramite </text:span><text:span text:style-name="T8">VLAN</text:span><text:span text:style-name="T25"> </text:span><text:span text:style-name="T26">e assegnazione IP </text:span><text:span text:style-name="T7">user-based</text:span><text:span text:style-name="T25"> </text:span><text:span text:style-name="T26"><text:s/></text:span><text:span text:style-name="T34">tramite la</text:span><text:span text:style-name="T110"> realizzazione di un programma per server di tipo </text:span><text:span text:style-name="T12">FreeRadius </text:span><text:span text:style-name="T37">ideat</text:span><text:span text:style-name="T38">o</text:span><text:span text:style-name="T37"> appositamente per l’utilizzo con la piattaforma NetITworks</text:span></text:p>
        </text:list-item>
        <text:list-item>
          <text:p text:style-name="P6">La <text:span text:style-name="T45">progettazione di un database </text:span><text:span text:style-name="T20">SQL, </text:span><text:span text:style-name="T22">interrogato dal</text:span> <text:span text:style-name="T5">server</text:span> <text:span text:style-name="T5">Radius </text:span><text:span text:style-name="T27">e </text:span><text:span text:style-name="T39">da</text:span><text:span text:style-name="T40">l </text:span><text:span text:style-name="T9">webserver</text:span></text:p>
        </text:list-item>
        <text:list-item>
          <text:p text:style-name="P15">La <text:span text:style-name="T45">creazione</text:span> <text:span text:style-name="T45">di una piattaforma </text:span><text:span text:style-name="T19">web, </text:span><text:span text:style-name="T42">realizzata prevalentemente in </text:span><text:span text:style-name="T5">PHP</text:span> , che preved<text:span text:style-name="T114">a </text:span><text:span text:style-name="T48">le seguenti pagine</text:span>:</text:p>
          <text:list>
            <text:list-item>
              <text:p text:style-name="P7"><text:span text:style-name="T110">Una pagina di introduzione </text:span><text:span text:style-name="T49">a</text:span><text:span text:style-name="T110">lla Rete, </text:span><text:span text:style-name="T71">che </text:span><text:span text:style-name="T74">includa opzionalmente</text:span><text:span text:style-name="T71"> la registrazione autonoma di utenti ospiti tramite autenticazione cellulare SMS e/o approvazione del </text:span><text:span text:style-name="T76">system administrator</text:span></text:p>
            </text:list-item>
            <text:list-item>
              <text:p text:style-name="P6">Una pagina di login che permetta ad utenti <text:span text:style-name="T110">ospiti e registrati </text:span>di modificare <text:span text:style-name="T110">i propri dati</text:span></text:p>
            </text:list-item>
            <text:list-item>
              <text:p text:style-name="P6">Una pagina di <text:span text:style-name="T71">login che permetta l’accesso amministratore ad un pannello</text:span> che preveda</text:p>
              <text:list>
                <text:list-item>
                  <text:p text:style-name="P9"><text:span text:style-name="T73">La v</text:span><text:span text:style-name="T32">isualizz</text:span><text:span text:style-name="T33">azione dello </text:span><text:span text:style-name="T32">stato della connessione Database, UniFi controller e Radius Server</text:span><text:span text:style-name="T33"> e c</text:span><text:span text:style-name="T32">onfigurazione Guest, </text:span><text:span text:style-name="T33">oltre </text:span><text:span text:style-name="T82">a</text:span><text:span text:style-name="T32"> statistiche riguardanti gruppi e utenti in Database</text:span></text:p>
                </text:list-item>
                <text:list-item>
                  <text:p text:style-name="P8"><text:span text:style-name="T111">La gestione d</text:span><text:span text:style-name="T112">ei</text:span><text:span text:style-name="T111"> </text:span><text:span text:style-name="T46">gruppi</text:span><text:span text:style-name="T111"> </text:span><text:span text:style-name="T72">utente autenticabili su servizi WiFi, VPN IPSec e NAS </text:span><text:span text:style-name="T78">e dei relativi permessi – </text:span><text:span text:style-name="T79">quali </text:span><text:span text:style-name="T77">la limitazione degli</text:span><text:span text:style-name="T79"> indirizzi fisici </text:span><text:span text:style-name="T80">e range IP permessi, l’accesso alle funzionalità di amministrazione, lo stato del gruppo e gli utenti assegnati</text:span></text:p>
                </text:list-item>
                <text:list-item>
                  <text:p text:style-name="P8"><text:span text:style-name="T44">La gestione degli utenti</text:span><text:span text:style-name="T77"> </text:span><text:span text:style-name="T80">assegnati ai suddetti gruppi, dei relativi dati - quali username, password, email, cellulare e foto identificativa, e dei relativi permessi -</text:span><text:span text:style-name="T78"> </text:span><text:span text:style-name="T79">quali </text:span><text:span text:style-name="T77">la limitazione degli</text:span><text:span text:style-name="T79"> indirizzi fisici </text:span><text:span text:style-name="T80">e range IP permessi, lo stato dell’utente e gli gruppi assegnati</text:span></text:p>
                </text:list-item>
                <text:list-item>
                  <text:p text:style-name="P6"><text:span text:style-name="T28">La gestione della configurazione </text:span><text:span text:style-name="T25">necessaria per</text:span><text:span text:style-name="T28"> apparati </text:span><text:span text:style-name="T6">Switch</text:span><text:span text:style-name="T28">, </text:span><text:span text:style-name="T6">Router</text:span><text:span text:style-name="T28"> ed </text:span><text:span text:style-name="T6">Access</text:span><text:span text:style-name="T28"> </text:span><text:span text:style-name="T6">Point</text:span><text:span text:style-name="T28"> di tipo </text:span><text:span text:style-name="T6">Ubiquiti </text:span><text:span text:style-name="T30">mediante </text:span><text:span text:style-name="T10">API </text:span><text:span text:style-name="T29">implementate in </text:span><text:span text:style-name="T11">Uni</text:span><text:span text:style-name="T16">Fi</text:span><text:span text:style-name="T11"> Controller</text:span></text:p>
                </text:list-item>
                <text:list-item>
                  <text:p text:style-name="P8"><text:span text:style-name="T31">La </text:span><text:span text:style-name="T80">gestione </text:span><text:span text:style-name="T83">di</text:span><text:span text:style-name="T31"> utenti ospiti in fase di approvazione</text:span></text:p>
                </text:list-item>
                <text:list-item>
                  <text:p text:style-name="P8"><text:span text:style-name="T31">La configurazione delle connessioni </text:span><text:span text:style-name="T32">Database, UniFi controller e Radius Server, </text:span><text:span text:style-name="T31">oltre alla configurazione dei permessi degli utenti </text:span><text:span text:style-name="T80">ospiti</text:span></text:p>
                </text:list-item>
                <text:list-item>
                  <text:p text:style-name="P8"><text:span text:style-name="T24">L</text:span><text:span text:style-name="T31">a visualizzazione dei log di accesso e di sessione del server Radius</text:span></text:p>
                </text:list-item>
                <text:list-item>
                  <text:p text:style-name="P8"><text:span text:style-name="T80">La configurazione</text:span><text:span text:style-name="T29"> </text:span><text:span text:style-name="T31">della connessioni al </text:span><text:span text:style-name="T13">server </text:span><text:span text:style-name="T17">SMT</text:span><text:span text:style-name="T18">P </text:span><text:span text:style-name="T31">e delle </text:span><text:span text:style-name="T13">API SMS</text:span></text:p>
                </text:list-item>
                <text:list-item>
                  <text:p text:style-name="P11"><text:span text:style-name="T31">La personalizzazione dell’informativa privacy e dei termini e condizioni</text:span></text:p>
                </text:list-item>
              </text:list>
            </text:list-item>
          </text:list>
        </text:list-item>
      </text:list>
      <text:p text:style-name="P16">Sistemi e Reti<text:tab/></text:p>
      <text:p text:style-name="Netitworks_5f_Titolo1"/>
      <text:list xml:id="list62621885" text:style-name="L2">
        <text:list-header>
          <text:p text:style-name="P4">L’elaborato include argomenti già trattati nel percorso di studi di Sistemi e Reti quali:</text:p>
          <text:list>
            <text:list-item>
              <text:p text:style-name="P14"><text:span text:style-name="T98">Nozioni teoriche riguardanti apparati </text:span><text:span text:style-name="T107">Switch</text:span><text:span text:style-name="T98">, </text:span><text:span text:style-name="T107">Router</text:span><text:span text:style-name="T98">, </text:span><text:span text:style-name="T107">Proxy</text:span><text:span text:style-name="T98">, </text:span><text:span text:style-name="T107">Dns</text:span><text:span text:style-name="T98"> e </text:span><text:span text:style-name="T107">Vpn</text:span></text:p>
            </text:list-item>
            <text:list-item>
              <text:p text:style-name="P14"><text:span text:style-name="T98">Prove di laboratorio con apparati di </text:span><text:span text:style-name="T107">Switching</text:span><text:span text:style-name="T98">, </text:span><text:span text:style-name="T107">Routing</text:span><text:span text:style-name="T98">, </text:span><text:span text:style-name="T107">Firewall</text:span><text:span text:style-name="T98">, </text:span><text:span text:style-name="T107">VLAN, </text:span><text:span text:style-name="T108">SNMP, </text:span><text:span text:style-name="T109">RAID</text:span></text:p>
            </text:list-item>
            <text:list-item>
              <text:p text:style-name="P14"><text:span text:style-name="T93">P</text:span><text:span text:style-name="T97">rogettazione di un’</text:span><text:span text:style-name="T93"> </text:span><text:span text:style-name="T97">infrastruttura di rete informatica</text:span></text:p>
            </text:list-item>
            <text:list-item>
              <text:p text:style-name="P14"><text:span text:style-name="T98">Nozioni teoriche riguardanti </text:span><text:span text:style-name="T107">VLAN</text:span><text:span text:style-name="T98">, tecnologie </text:span><text:span text:style-name="T107">Wireless 802.11</text:span><text:span text:style-name="T98"> e protocollo </text:span><text:span text:style-name="T107">EAP</text:span></text:p>
              <text:p text:style-name="P21"/>
            </text:list-item>
          </text:list>
          <text:p text:style-name="P4">Inoltre, <text:span text:style-name="T67">oltre ai manuali d’implementazione specifici, l’elaborato </text:span>prevede la stesura di <text:span text:style-name="T45">relazioni di approfondimento dettagliate </text:span>riguardanti i seguenti argomenti:</text:p>
          <text:list text:continue-numbering="true">
            <text:list-item>
              <text:p text:style-name="P12"><text:span text:style-name="T93">Funzionamento di un server di autenticazione </text:span><text:span text:style-name="T100">Radius</text:span><text:span text:style-name="T93"> (</text:span><text:span text:style-name="T100">FreeRadius</text:span><text:span text:style-name="T93">) ed il relativo protocollo, con implementazione di </text:span><text:span text:style-name="T100">VLAN</text:span><text:span text:style-name="T93"> ed assegnazione </text:span><text:span text:style-name="T100">IP</text:span><text:span text:style-name="T93"> </text:span><text:span text:style-name="T100">User-Based</text:span></text:p>
            </text:list-item>
            <text:list-item>
              <text:p text:style-name="P12"><text:span text:style-name="T94">Concetti di </text:span><text:span text:style-name="T101">DNS </text:span><text:span text:style-name="T95">e la sua</text:span><text:span text:style-name="T94"> gestione a livello </text:span><text:span text:style-name="T95">istituzionale, le </text:span><text:span text:style-name="T94">relative vulnerabilità, </text:span><text:span text:style-name="T101">DNSSEC</text:span><text:span text:style-name="T94">, </text:span><text:span text:style-name="T101">DNS over TLS</text:span></text:p>
            </text:list-item>
            <text:list-item>
              <text:p text:style-name="P12"><text:span text:style-name="T92">Protocollo </text:span><text:span text:style-name="T99">802.11x, </text:span><text:span text:style-name="T102">EAP </text:span><text:span text:style-name="T96">e</text:span><text:span text:style-name="T102"> metodi di autenticazione</text:span></text:p>
            </text:list-item>
            <text:list-item>
              <text:p text:style-name="P12"><text:span text:style-name="T103">VPN IPSec, </text:span><text:span text:style-name="T104">server </text:span><text:span text:style-name="T105">SSH, </text:span><text:span text:style-name="T106">server SMTP</text:span></text:p>
              <text:p text:style-name="P13"/>
              <text:p text:style-name="P33"/>
            </text:list-item>
          </text:list>
        </text:list-header>
        <text:list-item>
          <text:p text:style-name="P22">Informatica</text:p>
          <text:p text:style-name="P23"><text:span text:style-name="T51">L’elaborato include argomenti già trattati nel percorso di studi di </text:span><text:span text:style-name="T52">Informatica</text:span><text:span text:style-name="T51"> quali:</text:span></text:p>
          <text:list>
            <text:list-item>
              <text:p text:style-name="P29"><text:span text:style-name="T51">Nozioni teoriche riguardanti </text:span><text:span text:style-name="T50">il DBMS e il linguaggio SQL</text:span></text:p>
            </text:list-item>
            <text:list-item>
              <text:p text:style-name="P19">Progettazione di un database mediant<text:span text:style-name="T68">e</text:span> schem<text:span text:style-name="T68">i </text:span>ER e logico</text:p>
              <text:p text:style-name="P19"/>
            </text:list-item>
            <text:list-item>
              <text:p text:style-name="P19"><text:span text:style-name="T51">Nozioni teoriche </text:span><text:span text:style-name="T50">e pratiche riguardanti il l</text:span>inguaggio SQL </text:p>
              <text:p text:style-name="P19"/>
            </text:list-item>
            <text:list-item>
              <text:p text:style-name="P29"><text:span text:style-name="T51">Prove di laboratorio </text:span><text:span text:style-name="T50">con linguaggio PHP</text:span></text:p>
              <text:p text:style-name="P25"/>
            </text:list-item>
          </text:list>
          <text:p text:style-name="P24"><text:span text:style-name="T54">Inoltre, prevede la stesura di relazioni di approfondimento </text:span><text:span text:style-name="T53">generiche</text:span><text:span text:style-name="T54"> riguardanti i seguenti argomenti:</text:span></text:p>
          <text:list text:continue-numbering="true">
            <text:list-item>
              <text:p text:style-name="P31"><text:span text:style-name="T65">BootStrap, CSS, Framework, </text:span><text:span text:style-name="T66">Composer</text:span></text:p>
            </text:list-item>
            <text:list-item>
              <text:p text:style-name="P27">[<text:span text:style-name="T69">V</text:span>ari aspetti approfonditi in PHP <text:span text:style-name="T69">inseriti mano a mano</text:span>]</text:p>
              <text:p text:style-name="P26"/>
            </text:list-item>
          </text:list>
        </text:list-item>
        <text:list-item>
          <text:p text:style-name="P22">TPSIT</text:p>
          <text:p text:style-name="P23"><text:span text:style-name="T51">L’elaborato include argomenti già trattati nel percorso di studi di </text:span><text:span text:style-name="T55">TPSIT</text:span><text:span text:style-name="T51"> quali:</text:span></text:p>
          <text:list>
            <text:list-item>
              <text:p text:style-name="P32"><text:span text:style-name="T51">Prove di laboratorio </text:span><text:span text:style-name="T56">di configurazione di </text:span><text:span text:style-name="T57">A</text:span><text:span text:style-name="T59">pache2 </text:span><text:span text:style-name="T58">e </text:span><text:span text:style-name="T56">SSL</text:span></text:p>
            </text:list-item>
            <text:list-item>
              <text:p text:style-name="P20"><text:span text:style-name="T51">Nozioni teoriche </text:span><text:span text:style-name="T52">e pratiche riguardant</text:span><text:span text:style-name="T55">i </text:span><text:span text:style-name="T57">S</text:span><text:span text:style-name="T59">ocket, </text:span><text:span text:style-name="T60">API, </text:span><text:span text:style-name="T61">JSON</text:span><text:span text:style-name="T62">, </text:span><text:span text:style-name="T63">A</text:span><text:span text:style-name="T64">rchitetture client-server</text:span></text:p>
              <text:p text:style-name="P17"/>
            </text:list-item>
          </text:list>
        </text:list-item>
      </text:list>
      <text:p text:style-name="P18"/>
      <text:list xml:id="list160130813745893" text:continue-numbering="true" text:style-name="L2">
        <text:list-header>
          <text:p text:style-name="P30"><text:span text:style-name="T54">Inoltre, prevede la stesura di relazioni di approfondimento </text:span><text:span text:style-name="T53">generiche</text:span><text:span text:style-name="T54"> riguardanti i seguenti argomenti:</text:span></text:p>
          <text:list text:continue-numbering="true">
            <text:list-item>
              <text:p text:style-name="P28">WebServer Apache2, <text:span text:style-name="T1">SSL</text:span></text:p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Netitworks_5f_CorpoTesto" style:display-name="Netitworks_CorpoTesto" style:family="paragraph" style:parent-style-name="Text_20_body" style:master-page-name="">
      <style:paragraph-properties fo:text-align="justify" style:justify-single-word="false" style:page-number="auto">
        <style:tab-stops/>
      </style:paragraph-properties>
      <style:text-properties style:font-name="Times New Roman" fo:font-family="'Times New Roman'" style:font-style-name="Normale" style:font-family-generic="roman" style:font-pitch="variable"/>
    </style:style>
    <style:style style:name="Netitworks_5f_Titolo1" style:display-name="Netitworks_Titolo1" style:family="paragraph" style:parent-style-name="Heading" style:master-page-name="">
      <style:paragraph-properties style:page-number="auto"/>
      <style:text-properties style:font-name="Times New Roman" fo:font-family="'Times New Roman'" style:font-style-name="Normale" style:font-family-generic="roman" style:font-pitch="variable" fo:font-size="16pt" fo:font-weight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etitworks_5f_Elenco1" style:display-name="Netitworks_Elenco1" style:family="paragraph" style:parent-style-name="List" style:master-page-name="">
      <style:paragraph-properties fo:text-align="start" style:justify-single-word="false" style:page-number="auto"/>
      <style:text-properties style:font-name="Times New Roman" fo:font-family="'Times New Roman'" style:font-style-name="Normale" style:font-family-generic="roman" style:font-pitch="variabl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etitworks_5f_Titolo2" style:display-name="Netitworks_Titolo2" style:family="paragraph" style:parent-style-name="Heading">
      <style:text-properties style:font-name="Times New Roman" fo:font-family="'Times New Roman'" style:font-style-name="Normale" style:font-family-generic="roman" style:font-pitch="variabl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9T14:56:07.092978406</meta:creation-date>
    <dc:date>2021-05-19T16:01:30.364632902</dc:date>
    <meta:editing-duration>PT40M46S</meta:editing-duration>
    <meta:editing-cycles>52</meta:editing-cycles>
    <meta:generator>LibreOffice/6.4.6.2$Linux_X86_64 LibreOffice_project/40$Build-2</meta:generator>
    <meta:document-statistic meta:table-count="0" meta:image-count="1" meta:object-count="0" meta:page-count="5" meta:paragraph-count="55" meta:word-count="658" meta:character-count="4330" meta:non-whitespace-character-count="3762"/>
  </office:meta>
</office:document-meta>
</file>